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hyphenation-ladder-count="no-limit" fo:hyphenation-keep="page" loext:hyphenation-keep-type="always" loext:hyphenation-keep-line="true" style:page-number="1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2" style:family="paragraph" style:parent-style-name="Standard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3" style:family="paragraph" style:parent-style-name="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4" style:family="paragraph" style:parent-style-name="DocSubtitle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fo:font-style="italic" officeooo:paragraph-rsid="00183ded" style:font-style-asian="italic" style:font-style-complex="italic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6" style:family="paragraph" style:parent-style-name="CoverInfo">
      <style:paragraph-properties fo:margin-top="0in" fo:margin-bottom="0in" style:contextual-spacing="false" fo:line-height="115%" fo:hyphenation-ladder-count="no-limit" fo:hyphenation-keep="page" loext:hyphenation-keep-type="always" loext:hyphenation-keep-line="true"/>
      <style:text-properties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7" style:family="paragraph" style:parent-style-name="StudentName">
      <style:paragraph-properties fo:line-height="115%" fo:hyphenation-ladder-count="no-limit" fo:hyphenation-keep="page" loext:hyphenation-keep-type="always" loext:hyphenation-keep-line="true"/>
      <style:text-properties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8" style:family="paragraph" style:parent-style-name="CoverInfo">
      <style:paragraph-properties fo:margin-top="0in" fo:margin-bottom="0in" style:contextual-spacing="false"/>
      <style:text-properties officeooo:paragraph-rsid="001b5c28"/>
    </style:style>
    <style:style style:name="P9" style:family="paragraph" style:parent-style-name="StudentID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0" style:family="paragraph" style:parent-style-name="CoverInfo">
      <style:paragraph-properties fo:margin-top="0in" fo:margin-bottom="0in" style:contextual-spacing="false"/>
    </style:style>
    <style:style style:name="P11" style:family="paragraph" style:parent-style-name="CoverInfo">
      <style:paragraph-properties fo:line-height="115%" fo:hyphenation-ladder-count="no-limit" fo:hyphenation-keep="page" loext:hyphenation-keep-type="always" loext:hyphenation-keep-line="true"/>
      <style:text-properties officeooo:paragraph-rsid="00183ded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2" style:family="paragraph" style:parent-style-name="Contents_20_Heading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3" style:family="paragraph" style:parent-style-name="Heading_5f_1">
      <style:paragraph-properties fo:hyphenation-ladder-count="no-limit" fo:hyphenation-keep="page" loext:hyphenation-keep-type="always" loext:hyphenation-keep-line="true" fo:break-before="page"/>
      <style:text-properties style:rfc-language-tag="mn-Cyrl-MN" fo:language="mn" fo:script="Cyrl" fo:country="MN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4" style:family="paragraph" style:parent-style-name="Heading_5f_2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5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1b5c28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P16" style:family="paragraph" style:parent-style-name="BodyText">
      <style:paragraph-properties fo:hyphenation-ladder-count="no-limit" fo:hyphenation-keep="page" loext:hyphenation-keep-type="always" loext:hyphenation-keep-line="true"/>
      <style:text-properties style:rfc-language-tag="mn-Cyrl-MN" fo:language="mn" fo:script="Cyrl" fo:country="MN" officeooo:paragraph-rsid="00202392" fo:hyphenate="true" fo:hyphenation-remain-char-count="2" fo:hyphenation-push-char-count="2" loext:hyphenation-no-caps="true" loext:hyphenation-no-last-word="true" loext:hyphenation-word-char-count="4" loext:hyphenation-zone="no-limit" loext:hyphenation-compound-remain-char-count="2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fo:font-family="'Courier New'" style:font-family-generic="modern" style:font-pitch="fixed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  <text:variable-decl office:value-type="string" text:name="StudentName"/>
        <text:variable-decl office:value-type="string" text:name="StudentCode"/>
        <text:variable-decl office:value-type="string" text:name="CourseName"/>
        <text:variable-decl office:value-type="string" text:name="Teacher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3"/>
      <text:p text:style-name="P3"/>
      <text:p text:style-name="P3"><text:variable-set text:name="DocTitle" text:display="none" text:formula="ooow:Шүхэртэй үсрэлтийг загварчлах" office:value-type="string" office:string-value="Шүхэртэй үсрэлтийг загварчлах"/><text:variable-input text:name="DocTitle" text:description="Сэдэв" office:value-type="string">Шүхэртэй үсрэлтийг загварчлах</text:variable-input></text:p>
      <text:p text:style-name="P4">Бие даалтын ажлын тайлан</text:p>
      <text:p text:style-name="P5"/>
      <text:p text:style-name="P6"><text:span text:style-name="Bold"><text:span text:style-name="T1">ШУТИС МХТС</text:span></text:span></text:p>
      <text:p text:style-name="P7"><text:span text:style-name="Bold"><text:span text:style-name="T1"><draw:frame draw:style-name="fr1" draw:name="Frame1" text:anchor-type="as-char" draw:z-index="0"><draw:text-box fo:min-height="0.0161in" fo:min-width="0.0161in"><text:p text:style-name="P8"><text:span text:style-name="Bold"><text:span text:style-name="T1">Оюутны нэр:</text:span></text:span></text:p></draw:text-box></draw:frame></text:span></text:span><text:span text:style-name="Bold"><text:span text:style-name="T1"><text:s/></text:span></text:span><text:span text:style-name="T1"><text:variable-set text:name="StudentName" text:display="none" text:formula="ooow:М. Энхбаяр" office:value-type="string" office:string-value="М. Энхбаяр"/></text:span><text:span text:style-name="T1"><text:variable-input text:name="StudentName" text:description="Оюутны нэр" office:value-type="string">М. Энхбаяр</text:variable-input></text:span></text:p>
      <text:p text:style-name="P9"><text:span text:style-name="Bold"><text:span text:style-name="T1"><draw:frame draw:style-name="fr1" draw:name="Frame2" text:anchor-type="as-char" draw:z-index="1"><draw:text-box fo:min-height="0.0161in" fo:min-width="0.0161in"><text:p text:style-name="P10"><text:span text:style-name="Bold"><text:span text:style-name="T1">Оюутны код: </text:span></text:span></text:p></draw:text-box></draw:frame></text:span></text:span><text:span text:style-name="T1"><text:variable-set text:name="StudentCode" text:display="none" text:formula="ooow:B231910017" office:value-type="string" office:string-value="B231910017"/></text:span><text:span text:style-name="T1"><text:variable-input text:name="StudentCode" text:description="Оюутны код" office:value-type="string">B231910017</text:variable-input></text:span></text:p>
      <text:p text:style-name="P11"><text:span text:style-name="Bold"><text:span text:style-name="T1">Хичээл: </text:span></text:span><text:span text:style-name="T1"><text:variable-set text:name="CourseName" text:display="none" text:formula="ooow:F.CSA304" office:value-type="string" office:string-value="F.CSA304"/></text:span><text:span text:style-name="T1"><text:variable-input text:name="CourseName" text:description="Хичээл" office:value-type="string">F.CSA304</text:variable-input></text:span></text:p>
      <text:p text:style-name="P11"><text:span text:style-name="Bold"><text:span text:style-name="T1">Багш: </text:span></text:span><text:span text:style-name="T1"><text:variable-set text:name="TeacherName" text:display="none" text:formula="ooow:Д. Батмөнх" office:value-type="string" office:string-value="Д. Батмөнх"/></text:span><text:span text:style-name="T1"><text:variable-input text:name="TeacherName" text:description="Багш" office:value-type="string">Д. Батмөнх</text:variable-input></text:span></text:p>
      <text:p text:style-name="P11"><text:span text:style-name="Bold"><text:span text:style-name="T1">Огноо: </text:span></text:span><text:span text:style-name="T1"><text:date style:data-style-name="N10107" text:date-value="2026-04-22T23:49:41.063540582">2026/04/22</text:date></text:span></text:p>
      <text:table-of-content text:style-name="Sect1" text:protected="true" text:name="Table of Contents1">
        <text:table-of-content-source text:outline-level="10">
          <text:index-title-template text:style-name="Contents_20_Heading">Гарчиг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2">Гарчиг</text:p>
          </text:index-title>
        </text:index-body>
      </text:table-of-content>
      <text:h text:style-name="P13" text:outline-level="1">1. Удиртгал</text:h>
      <text:h text:style-name="P14" text:outline-level="2">1.1 Зорилго</text:h>
      <text:p text:style-name="P15">Энэхүү ажил нь 4000 м өндрөөс шүхэртэй үсрэлтийн динамикийг Ньютоны 2-р хуулиар загварчилж, Euler ба RK4 аргаар тооцоолон агаарын нягт, шүхэр задрах хугацаа, масс, анхны өндрийн нөлөөг шинжилж, буух хурд 6 м/с-ээс бага аюулгүй нөхцөлийг шалгах зорилготой.</text:p>
      <text:p text:style-name="P16"><text:s text:c="3"/></text:p>
      <text:h text:style-name="P14" text:outline-level="2">1.2 Онолын үндэслэл</text:h>
      <text:p text:style-name="P15">Загвар нь тасралтгүй, хугацаанаас хамаарах динамик систем. Тэгшитгэлүүд: dv/dt = g - (0.5*C*D(h)*A*v*abs(v))/m, dh/dt = -v, D(h)=1.225*exp(-h/8500). Энд h нь өндөр (м), v нь доош чиглэсэн хурд (м/с), m=85 кг, g=9.81 м/с2. Шүхэргүй үед C=0.7, A=0.5; шүхэртэй үед C=1.5, A=30.0 бөгөөд кодод 3 сек шилжилтээр параметрийг аажмаар өсгөсөн.</text:p>
      <text:p text:style-name="P16"><text:s text:c="3"/></text:p>
      <text:h text:style-name="P13" text:outline-level="1">2. Хэрэгжүүлэлт</text:h>
      <text:h text:style-name="P14" text:outline-level="2">2.1 Үлгэрчлэлийн функц</text:h>
      <text:p text:style-name="P15">Үндсэн симуляцын функц simulate_jump(m, h0, t_shuher_zadrah, dt, method, constant_density) бөгөөд Euler болон RK4-г сонгон боддог. newton_2nd нь тухайн агшны хурдатгал ба dh/dt-г, get_drag_params нь үе шатны C,A-г, calc_density нь тогтмол эсвэл өндрөөс хамаарах нягтыг тооцоолдог. Газарт хүрэх мөчид шугаман интерполяц ашиглан t_land, v_land-ийг илүү нарийвчлалтай олдог.</text:p>
      <text:p text:style-name="P16"><text:s text:c="3"/></text:p>
      <text:h text:style-name="P14" text:outline-level="2">2.2 Туслах функцүүд</text:h>
      <text:p text:style-name="P15">Туслах функцүүд analysis.py-д байрласан: calc_terminal_velocity(m,C,A,h) нь онолын тогтмол хурд vt = sqrt(2mg/(CDA)); is_safe_landing(v) нь 6 м/с босгоор аюулгүй эсэхийг шалгана; find_safe_parachute_area(m, h_landing) нь аюулгүй буултад хэрэгтэй хамгийн бага A-г бодно. test_simulation.py болон test_analysis.py нийлээд 35 тесттэй ба pytest-ээр бүгд амжилттай (35 passed).</text:p>
      <text:p text:style-name="P16"><text:s text:c="3"/></text:p>
      <text:h text:style-name="P13" text:outline-level="1">3. Үр дүн</text:h>
      <text:h text:style-name="P14" text:outline-level="2">3.1 Үлгэрчлэлийн зураглал</text:h>
      <text:p text:style-name="P15">Зураглалууд output хавтасанд 1_base_plot.png, 2_density_const.png, 3_parachute_ylgaatai_time.png, 4_ylgaatai_masses.png, 5_ylgaatai_initial_height.png, 6_rk_euler.png нэрээр үүссэн. Суурь тохиолдолд (m=85, h0=4000, t_open=60s, dt=0.1) Euler буух хурд 5.5008 м/с, буух хугацаа 72.3126 с; RK4 буух хурд 5.5008 м/с, буух хугацаа 72.8002 с гарсан.</text:p>
      <text:p text:style-name="P16"><text:s text:c="3"/></text:p>
      <text:h text:style-name="P14" text:outline-level="2">3.2 Тогтворжилтын шинжилгээ</text:h>
      <text:p text:style-name="P15">Онолын тогтмол хурд: шүхэргүй үед vt ойролцоогоор 78.9121 м/с (h=4000), шүхэртэй үед vt ойролцоогоор 5.5003 м/с (h=0), vt ойролцоогоор 5.8335 м/с (h=1000). Үлгэрчлэлд шүхэр нээгдсэний дараах буух хурд ~5.50 м/с болж тогтворжсон нь онолтой сайн таарсан. Аюулгүй буултад шаардлагатай хамгийн бага талбай A_safe ойролцоогоор 25.2951 м2 бөгөөд ашигласан A=30 м2 нь шаардлага хангаж байна.</text:p>
      <text:p text:style-name="P16"><text:s text:c="3"/></text:p>
      <text:h text:style-name="P14" text:outline-level="2">3.3 Өгөгдөхүүнээс хамаарсан шинжилгээ</text:h>
      <text:p text:style-name="P15">Параметрийн шинжилгээ: t_open=50,60,70 с үед буух хурд нь 5.5008, 5.5008, 63.1265 м/с; 70 с үед аюулгүй бус. Масс 60-100 кг үед буух хурд 4.6215, 4.9918, 5.3365, 47.1532, 68.6235 м/с болж хүнд масстай үед эрсдэл өссөн. Анхны өндөр 2000,3000,4000,5000 м үед буух хурд 63.1216, 63.1264, 5.5008, 5.5008 м/с гарсан нь 60 с-оос өмнө газардах тохиолдолд шүхэр нээгдэж амжихгүйг харуулсан.</text:p>
      <text:p text:style-name="P16"><text:s text:c="3"/></text:p>
      <text:h text:style-name="P13" text:outline-level="1">4. Дүн шинжилгээ</text:h>
      <text:p text:style-name="P15">Үр дүнгээс харахад систем нь шүхэр нээгдэх агшинд огцом горим солигдож, дараа нь бага хурдны тогтворжилтод ордог. Өндрөөс хамаарсан нягт ба тогтмол нягтын харьцуулалтад буух хурдын ялгаа бага (5.5008 ба 5.5573 м/с) боловч буух хугацаанд их зөрүү гарсан (72.3126 ба 140.5703 с). Аргын харьцуулалтад dt=1.0 үед Euler тогтворгүй (утга тэсэрсэн), dt=0.1 ба 0.01 үед Euler ба RK4 ойртож, RK4 илүү тогтвортой, найдвартай байв.</text:p>
      <text:p text:style-name="P16"><text:s text:c="3"/></text:p>
      <text:h text:style-name="P13" text:outline-level="1">5. Дүгнэлт</text:h>
      <text:p text:style-name="P15">Энэхүү загварчлал нь параметрийн сонголт аюулгүй буултад шийдвэрлэх нөлөөтэйг баталлаа. Суурь өгөгдлөөр буух хурд 6 м/с-ээс бага тул нөхцөл хангагдсан. Шүхэр задрах хугацааг хэт оройтуулах, эсвэл массын өсөлт ба нам өндрийн үед 60 с задрах тохиргоо аюултай болохыг тооцоогоор харуулсан. Цаашид салхины босоо урсгал, шүхрийн эвдрэл, stochastic параметр нэмснээр бодит нөхцөлд илүү ойр загвар гаргах боломжтой.</text:p>
      <text:p text:style-name="P16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verInfo" style:family="paragraph">
      <style:paragraph-properties fo:margin-top="0in" fo:margin-bottom="0.0591in" style:contextual-spacing="false" fo:text-align="center" style:justify-single-word="false"/>
      <style:text-properties style:font-name="Liberation Sans" fo:font-family="'Liberation Sans'" fo:font-size="12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fo:hyphenation-keep="auto" loext:hyphenation-keep-type="column" loext:hyphenation-keep-line="true" style:page-number="auto"/>
      <style:text-properties fo:font-size="28pt" fo:font-weight="bold" style:font-size-asian="28pt" style:font-weight-asian="bold" style:font-size-complex="28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DocSubtitle" style:family="paragraph">
      <style:paragraph-properties fo:margin-top="0in" fo:margin-bottom="0.3937in" style:contextual-spacing="false" fo:text-align="center" style:justify-single-word="false"/>
      <style:text-properties fo:color="#444444" loext:opacity="100%" style:font-name="Liberation Sans" fo:font-family="'Liberation Sans'" fo:font-size="14pt"/>
    </style:style>
    <style:style style:name="BodyText" style:family="paragraph">
      <style:paragraph-properties fo:margin-top="0in" fo:margin-bottom="0.1181in" style:contextual-spacing="false" fo:text-align="justify" style:justify-single-word="false"/>
      <style:text-properties style:font-name="Liberation Serif" fo:font-family="'Liberation Serif'" fo:font-size="11pt"/>
    </style:style>
    <style:style style:name="StudentName" style:family="paragraph" style:parent-style-name="CoverInfo"/>
    <style:style style:name="StudentID" style:family="paragraph" style:parent-style-name="CoverInfo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5f_1" style:display-name="Heading_1" style:family="paragraph" style:default-outline-level="1">
      <style:paragraph-properties fo:margin-top="0.2362in" fo:margin-bottom="0.1181in" style:contextual-spacing="false" fo:padding-left="0in" fo:padding-right="0in" fo:padding-top="0in" fo:padding-bottom="0.0398in" fo:border-left="none" fo:border-right="none" fo:border-top="none" fo:border-bottom="0.51pt solid #333333"/>
      <style:text-properties style:font-name="Liberation Sans" fo:font-family="'Liberation Sans'" fo:font-size="16pt" fo:font-weight="bold"/>
    </style:style>
    <style:style style:name="Heading_5f_2" style:display-name="Heading_2" style:family="paragraph" style:default-outline-level="2">
      <style:paragraph-properties fo:margin-top="0.1575in" fo:margin-bottom="0.1181in" style:contextual-spacing="false"/>
      <style:text-properties style:font-name="Liberation Sans" fo:font-family="'Liberation Sans'" fo:font-size="13pt" fo:font-weight="bold"/>
    </style:style>
    <style:style style:name="H3" style:family="paragraph">
      <style:paragraph-properties fo:margin-top="0.1181in" fo:margin-bottom="0.0783in" style:contextual-spacing="false"/>
      <style:text-properties style:font-name="Liberation Sans" fo:font-family="'Liberation Sans'" fo:font-size="11pt" fo:font-style="italic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deBlock" style:family="paragraph">
      <loext:graphic-properties draw:fill="solid" draw:fill-color="#f5f5f5" draw:opacity="100%"/>
      <style:paragraph-properties fo:margin-left="0.3937in" fo:margin-top="0in" fo:margin-bottom="0.1181in" style:contextual-spacing="false" fo:background-color="#f5f5f5" fo:padding="0.1181in" fo:border="none"/>
      <style:text-properties style:font-name="Liberation Mono" fo:font-family="'Liberation Mono'" fo:font-size="10pt"/>
    </style:style>
    <style:style style:name="H2" style:family="paragraph">
      <style:paragraph-properties fo:margin-top="0.1965in" fo:margin-bottom="0.1181in" style:contextual-spacing="false"/>
      <style:text-properties style:font-name="Liberation Sans" fo:font-family="'Liberation Sans'" fo:font-size="13pt" fo:font-weight="bold"/>
    </style:style>
    <style:style style:name="Bold" style:family="text">
      <style:text-properties fo:font-weight="bold"/>
    </style:style>
    <style:style style:name="PH" style:family="text">
      <style:text-properties fo:color="#888888" loext:opacity="100%"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color="#888888" loext:opacity="100%" fo:font-style="italic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mn" number:script="Cyrl" number:country="MN">
      <number:year number:style="long"/>
      <number:text>/</number:text>
      <number:month number:style="long"/>
      <number:text>/</number:text>
      <number:day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b5c28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style:rfc-language-tag="mn-Cyrl-MN" fo:language="mn" fo:script="Cyrl" fo:country="MN"/>
    </style:style>
    <style:style style:name="MP3" style:family="paragraph" style:parent-style-name="Header">
      <style:text-properties style:rfc-language-tag="mn-Cyrl-MN" fo:language="mn" fo:script="Cyrl" fo:country="MN"/>
    </style:style>
    <style:style style:name="MP4" style:family="paragraph" style:parent-style-name="Footer">
      <style:text-properties style:rfc-language-tag="mn-Cyrl-MN" fo:language="mn" fo:script="Cyrl" fo:country="MN"/>
    </style:style>
    <style:style style:name="MT1" style:family="text">
      <style:text-properties fo:color="#808080" loext:opacity="100%" style:rfc-language-tag="mn-Cyrl-MN" fo:language="mn" fo:script="Cyrl" fo:country="MN"/>
    </style:style>
    <style:style style:name="MT2" style:family="text">
      <style:text-properties fo:color="#808080" loext:opacity="100%" style:rfc-language-tag="mn-Cyrl-MN" fo:language="mn" fo:script="Cyrl" fo:country="MN" fo:font-style="italic" officeooo:rsid="001cf0e0"/>
    </style:style>
    <style:style style:name="MT3" style:family="text">
      <style:text-properties fo:color="#808080" loext:opacity="100%" style:rfc-language-tag="mn-Cyrl-MN" fo:language="mn" fo:script="Cyrl" fo:country="MN" fo:font-style="italic" officeooo:rsid="001b5c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loext:style-ref text:reference-format="text" text:ref-name="Title">Шүхэртэй үсрэлтийг загварчлах</loext:style-ref></text:span><text:span text:style-name="MT1"><text:s/></text:span><text:span text:style-name="PH"><text:span text:style-name="MT2">— </text:span></text:span><text:span text:style-name="PH"><text:span text:style-name="MT2"><loext:style-ref text:reference-format="text" text:ref-name="StudentName"> [М. Энхбаяр]</loext:style-ref></text:span></text:span><text:span text:style-name="PH"><text:span text:style-name="MT2"><text:s/></text:span></text:span><text:span text:style-name="PH"><text:span text:style-name="MT3">(</text:span></text:span><text:span text:style-name="PH"><text:span text:style-name="MT2"><loext:style-ref text:reference-format="text" text:ref-name="StudentID">[B231910017]</loext:style-ref></text:span></text:span><text:span text:style-name="PH"><text:span text:style-name="MT3">)</text:span></text:span></text:p>
      </style:header>
      <style:footer>
        <text:p text:style-name="MP2"><text:bookmark-start text:name="PageNumWizard_FOOTER_Default Page Style5"/><text:page-number text:select-page="current">7</text:page-number><text:s/>/ <loext:page-count-range>7</loext:page-count-range><text:bookmark-end text:name="PageNumWizard_FOOTER_Default Page Style5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header-left>
        <text:p text:style-name="MP3"/>
      </style:header-left>
      <style:footer>
        <text:p text:style-name="MP4"/>
      </style:footer>
      <style:footer-left>
        <text:p text:style-name="MP4"/>
      </style:footer-lef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2:02:14.733050190</meta:creation-date>
    <meta:editing-duration>PT2M41S</meta:editing-duration>
    <meta:editing-cycles>3</meta:editing-cycles>
    <meta:generator>LibreOffice/25.8.5.2$Linux_X86_64 LibreOffice_project/580$Build-2</meta:generator>
    <dc:date>2026-04-22T23:49:40.946254156</dc:date>
    <meta:document-statistic meta:table-count="0" meta:image-count="0" meta:object-count="0" meta:page-count="7" meta:paragraph-count="43" meta:word-count="169" meta:character-count="1302" meta:non-whitespace-character-count="1146"/>
  </office:meta>
</office:document-meta>
</file>